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32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897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Pyramid S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-LexRank (without any modifications)</text:p>
          </table:table-cell>
          <table:table-cell office:value-type="float" office:value="0.7171" calcext:value-type="float">
            <text:p>0.7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xical similarity calculated in Python</text:p>
          </table:table-cell>
          <table:table-cell office:value-type="float" office:value="0.727005328762" calcext:value-type="float">
            <text:p>0.7270053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(UG, BG) – No weights </text:p>
          </table:table-cell>
          <table:table-cell office:value-type="float" office:value="0.761681589315" calcext:value-type="float">
            <text:p>0.7616815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(UG, BG, Citations) – No weights </text:p>
          </table:table-cell>
          <table:table-cell table:style-name="ce2" office:value-type="float" office:value="0.731624672987" calcext:value-type="float">
            <text:p>0.731624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Unigrams </text:p>
          </table:table-cell>
          <table:table-cell office:value-type="float" office:value="0.747423220338" calcext:value-type="float">
            <text:p>0.7474232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Bigrams </text:p>
          </table:table-cell>
          <table:table-cell office:value-type="float" office:value="0.768911561828" calcext:value-type="float">
            <text:p>0.7689115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stopwords + No. Of citations as feature</text:p>
          </table:table-cell>
          <table:table-cell office:value-type="float" office:value="0.733509077206" calcext:value-type="float">
            <text:p>0.7335090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ified LexRank (used new lexical similarity measur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grams</text:p>
          </table:table-cell>
          <table:table-cell office:value-type="float" office:value="0.731401057984" calcext:value-type="float">
            <text:p>0.731401058</text:p>
          </table:table-cell>
          <table:table-cell office:value-type="float" office:value="0.66584550154" calcext:value-type="float">
            <text:p>0.6658455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rams</text:p>
          </table:table-cell>
          <table:table-cell office:value-type="float" office:value="0.732955515863" calcext:value-type="float">
            <text:p>0.7329555159</text:p>
          </table:table-cell>
          <table:table-cell office:value-type="float" office:value="0.621246502545" calcext:value-type="float">
            <text:p>0.6212465025</text:p>
          </table:table-cell>
          <table:table-cell table:number-columns-repeated="2"/>
          <table:table-cell table:style-name="ce1" office:value-type="string" calcext:value-type="string">
            <text:p>Baseline setup</text:p>
          </table:table-cell>
          <table:table-cell table:style-name="ce1" office:value-type="string" calcext:value-type="string">
            <text:p>P-Sc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of citations (wrong – all similarities 1 due of cosine sim)</text:p>
          </table:table-cell>
          <table:table-cell office:value-type="float" office:value="0.666129812194" calcext:value-type="float">
            <text:p>0.66612981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-LexRank with ~ 100 words</text:p>
          </table:table-cell>
          <table:table-cell office:value-type="float" office:value="0.643866569982" calcext:value-type="float">
            <text:p>0.643866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ndom summary ~ 100 words</text:p>
          </table:table-cell>
          <table:table-cell office:value-type="float" office:value="0.476236724079" calcext:value-type="float">
            <text:p>0.47623672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eline set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-LexRank (without any modifications) – 5 sentences</text:p>
          </table:table-cell>
          <table:table-cell office:value-type="float" office:value="0.711790016176" calcext:value-type="float">
            <text:p>0.7117900162</text:p>
          </table:table-cell>
          <table:table-cell table:number-columns-repeated="3"/>
          <table:table-cell table:style-name="ce1" office:value-type="string" calcext:value-type="string">
            <text:p>Fea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-LexRank (without any modifications) ~ 100 words</text:p>
          </table:table-cell>
          <table:table-cell office:value-type="float" office:value="0.738752362053" calcext:value-type="float">
            <text:p>0.7387523621</text:p>
          </table:table-cell>
          <table:table-cell office:value-type="float" office:value="0.643866569982" calcext:value-type="float">
            <text:p>0.64386657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 summary ~ 100 words</text:p>
          </table:table-cell>
          <table:table-cell office:value-type="float" office:value="0.471296088519" calcext:value-type="float">
            <text:p>0.4712960885</text:p>
          </table:table-cell>
          <table:table-cell office:value-type="float" office:value="0.476236724079" calcext:value-type="float">
            <text:p>0.4762367241</text:p>
          </table:table-cell>
          <table:table-cell table:number-columns-repeated="2"/>
          <table:table-cell office:value-type="string" calcext:value-type="string">
            <text:p>BOW of stanford dependencies</text:p>
          </table:table-cell>
          <table:table-cell office:value-type="float" office:value="0.556771172544" calcext:value-type="float">
            <text:p>0.556771172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igrams</text:p>
          </table:table-cell>
          <table:table-cell office:value-type="float" office:value="0.66584550154" calcext:value-type="float">
            <text:p>0.66584550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igrams</text:p>
          </table:table-cell>
          <table:table-cell office:value-type="float" office:value="0.621246502545" calcext:value-type="float">
            <text:p>0.621246502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 of citations (using min/max similarity) </text:p>
          </table:table-cell>
          <table:table-cell office:value-type="float" office:value="0.58867816809" calcext:value-type="float">
            <text:p>0.5886781681</text:p>
          </table:table-cell>
          <table:table-cell office:value-type="float" office:value="0.580002181412" calcext:value-type="float">
            <text:p>0.5800021814</text:p>
          </table:table-cell>
          <table:table-cell table:number-columns-repeated="2"/>
          <table:table-cell office:value-type="string" calcext:value-type="string">
            <text:p>No of citations</text:p>
          </table:table-cell>
          <table:table-cell office:value-type="float" office:value="0.580002181412" calcext:value-type="float">
            <text:p>0.5800021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 of POS Tags </text:p>
          </table:table-cell>
          <table:table-cell office:value-type="float" office:value="0.731367254577" calcext:value-type="float">
            <text:p>0.7313672546</text:p>
          </table:table-cell>
          <table:table-cell office:value-type="float" office:value="0.651296356051" calcext:value-type="float">
            <text:p>0.6512963561</text:p>
          </table:table-cell>
          <table:table-cell table:number-columns-repeated="2"/>
          <table:table-cell office:value-type="string" calcext:value-type="string">
            <text:p>UG of POS Tags </text:p>
          </table:table-cell>
          <table:table-cell office:value-type="float" office:value="0.651296356051" calcext:value-type="float">
            <text:p>0.6512963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 of POS Tags </text:p>
          </table:table-cell>
          <table:table-cell office:value-type="float" office:value="0.726441753837" calcext:value-type="float">
            <text:p>0.7264417538</text:p>
          </table:table-cell>
          <table:table-cell office:value-type="float" office:value="0.525879994665" calcext:value-type="float">
            <text:p>0.5258799947</text:p>
          </table:table-cell>
          <table:table-cell table:number-columns-repeated="2"/>
          <table:table-cell office:value-type="string" calcext:value-type="string">
            <text:p>BG of POS Tags </text:p>
          </table:table-cell>
          <table:table-cell office:value-type="float" office:value="0.525879994665" calcext:value-type="float">
            <text:p>0.525879994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ibilographic coupling</text:p>
          </table:table-cell>
          <table:table-cell office:value-type="float" office:value="0.575899134225" calcext:value-type="float">
            <text:p>0.575899134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-citation matrix similarity</text:p>
          </table:table-cell>
          <table:table-cell office:value-type="float" office:value="0.466875546409" calcext:value-type="float">
            <text:p>0.4668755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lographic coupling</text:p>
          </table:table-cell>
          <table:table-cell/>
          <table:table-cell office:value-type="float" office:value="0.575899134225" calcext:value-type="float">
            <text:p>0.5758991342</text:p>
          </table:table-cell>
          <table:table-cell table:number-columns-repeated="2"/>
          <table:table-cell office:value-type="string" calcext:value-type="string">
            <text:p>Title similarity</text:p>
          </table:table-cell>
          <table:table-cell office:value-type="float" office:value="0.57439873791" calcext:value-type="float">
            <text:p>0.574398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-citation matrix similarity</text:p>
          </table:table-cell>
          <table:table-cell/>
          <table:table-cell office:value-type="float" office:value="0.466875546409" calcext:value-type="float">
            <text:p>0.4668755464</text:p>
          </table:table-cell>
          <table:table-cell table:number-columns-repeated="2"/>
          <table:table-cell office:value-type="string" calcext:value-type="string">
            <text:p>Author similarity</text:p>
          </table:table-cell>
          <table:table-cell office:value-type="float" office:value="0.547683566686" calcext:value-type="float">
            <text:p>0.5476835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similarity</text:p>
          </table:table-cell>
          <table:table-cell/>
          <table:table-cell office:value-type="float" office:value="0.57439873791" calcext:value-type="float">
            <text:p>0.5743987379</text:p>
          </table:table-cell>
          <table:table-cell table:number-columns-repeated="2"/>
          <table:table-cell office:value-type="string" calcext:value-type="string">
            <text:p>Time similarity</text:p>
          </table:table-cell>
          <table:table-cell office:value-type="float" office:value="0.55838522988" calcext:value-type="float">
            <text:p>0.5583852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or similarity</text:p>
          </table:table-cell>
          <table:table-cell/>
          <table:table-cell office:value-type="float" office:value="0.547683566686" calcext:value-type="float">
            <text:p>0.5476835667</text:p>
          </table:table-cell>
          <table:table-cell table:number-columns-repeated="2"/>
          <table:table-cell table:style-name="ce3" office:value-type="string" calcext:value-type="string">
            <text:p>Average of features 1,2,3,4,6</text:p>
          </table:table-cell>
          <table:table-cell table:style-name="ce3" office:value-type="float" office:value="0.617327695457" calcext:value-type="float">
            <text:p>0.6173276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imilarity</text:p>
          </table:table-cell>
          <table:table-cell/>
          <table:table-cell office:value-type="float" office:value="0.55838522988" calcext:value-type="float">
            <text:p>0.5583852299</text:p>
          </table:table-cell>
          <table:table-cell table:number-columns-repeated="2"/>
          <table:table-cell table:style-name="ce3" office:value-type="string" calcext:value-type="string">
            <text:p>Average of 1,4</text:p>
          </table:table-cell>
          <table:table-cell table:style-name="ce3" office:value-type="float" office:value="0.615565166521" calcext:value-type="float">
            <text:p>0.615565166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[1:10] (all features)</text:p>
          </table:table-cell>
          <table:table-cell table:style-name="ce3" office:value-type="float" office:value="0.612072041288" calcext:value-type="float">
            <text:p>0.61207204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1, 2, 4] (3 highest P-scores) </text:p>
          </table:table-cell>
          <table:table-cell table:style-name="ce3" office:value-type="float" office:value="0.641261795978" calcext:value-type="float">
            <text:p>0.6412617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1,2,3,5,6] (max &gt; 0.9 and range &gt; 0.5)</text:p>
          </table:table-cell>
          <table:table-cell office:value-type="float" office:value="0.657715256284" calcext:value-type="float">
            <text:p>0.657715256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[1,3,5] (max &gt; 0.95 and range &gt; 0.6)</text:p>
          </table:table-cell>
          <table:table-cell office:value-type="float" office:value="0.631607115173" calcext:value-type="float">
            <text:p>0.631607115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ax of [1,4,8]</text:p>
          </table:table-cell>
          <table:table-cell table:style-name="ce6" office:value-type="float" office:value="0.5846927132" calcext:value-type="float">
            <text:p>0.58469271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ax of [1,4,8] with cutoff 0.8</text:p>
          </table:table-cell>
          <table:table-cell table:style-name="ce6" office:value-type="float" office:value="0.5658356889" calcext:value-type="float">
            <text:p>0.565835688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ax of [1,4,8] with cutoff 0.9</text:p>
          </table:table-cell>
          <table:table-cell table:style-name="ce6" office:value-type="float" office:value="0.5884321604" calcext:value-type="float">
            <text:p>0.58843216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8] with cutoff 0.8</text:p>
          </table:table-cell>
          <table:table-cell table:style-name="ce7" office:value-type="float" office:value="0.6706331335" calcext:value-type="float">
            <text:p>0.670633133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8] with cutoff 0.95</text:p>
          </table:table-cell>
          <table:table-cell table:style-name="ce7" office:value-type="float" office:value="0.6934690128" calcext:value-type="float">
            <text:p>0.69346901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8] with cutoff 0.85</text:p>
          </table:table-cell>
          <table:table-cell table:style-name="ce6" office:value-type="float" office:value="0.7187" calcext:value-type="float">
            <text:p>0.718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8] with cutoff 0.9</text:p>
          </table:table-cell>
          <table:table-cell table:style-name="ce6" office:value-type="float" office:value="0.71056" calcext:value-type="float">
            <text:p>0.7105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in of [1,2,4,8] with cutoff 0.85</text:p>
          </table:table-cell>
          <table:table-cell table:style-name="ce6" office:value-type="float" office:value="0.6193834661" calcext:value-type="float">
            <text:p>0.619383466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min of [1,2,4,8] with cutoff 0.9</text:p>
          </table:table-cell>
          <table:table-cell table:style-name="ce6" office:value-type="string" calcext:value-type="string">
            <text:p><text:a xlink:href="tel:0.5856727122" xlink:type="simple">0.5856727122</text:a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6,8] with cutoff 0.85</text:p>
          </table:table-cell>
          <table:table-cell table:style-name="ce6" office:value-type="string" calcext:value-type="string">
            <text:p><text:a xlink:href="tel:0.7228621087" xlink:type="simple">0.7228621087</text:a>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2,4,8] with cutoff 0.85 (normalized)</text:p>
          </table:table-cell>
          <table:table-cell table:style-name="ce7" office:value-type="float" office:value="0.679249946" calcext:value-type="float">
            <text:p>0.67924994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string" calcext:value-type="string">
            <text:p>min of [1,2,4,6,8] with cutoff 0.85 (normalized)</text:p>
          </table:table-cell>
          <table:table-cell table:style-name="ce6" office:value-type="float" office:value="0.6286947577" calcext:value-type="float">
            <text:p>0.628694757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8] with cutoff 0.85 (normalized)</text:p>
          </table:table-cell>
          <table:table-cell table:style-name="ce7" office:value-type="float" office:value="0.6690628106" calcext:value-type="float">
            <text:p>0.669062810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office:value-type="string" calcext:value-type="string">
            <text:p>min of [1,4,6,8] with cutoff 0.85 (normalized)</text:p>
          </table:table-cell>
          <table:table-cell table:style-name="ce7" office:value-type="float" office:value="0.7151122733" calcext:value-type="float">
            <text:p>0.7151122733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string" calcext:value-type="string">
            <text:p>min of [1,3,4,6,8] with cutoff 0.85 (normalized)</text:p>
          </table:table-cell>
          <table:table-cell table:style-name="ce6" office:value-type="float" office:value="0.6593057212" calcext:value-type="float">
            <text:p>0.65930572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>
            <text:p>min of [1,4,6,8] with cutoff 0.9 (normalized)</text:p>
          </table:table-cell>
          <table:table-cell table:style-name="ce6" office:value-type="string" calcext:value-type="string">
            <text:p><text:a xlink:href="tel:0.7053210946" xlink:type="simple">0.7053210946</text:a>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A00-1043.txt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25" calcext:value-type="float">
            <text:p>0.62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75" calcext:value-type="float">
            <text:p>0.7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00-1072.txt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933333333333" calcext:value-type="float">
            <text:p>0.9333333333</text:p>
          </table:table-cell>
          <table:table-cell table:number-columns-repeated="2" office:value-type="float" office:value="0.866666666667" calcext:value-type="float">
            <text:p>0.8666666667</text:p>
          </table:table-cell>
          <table:table-cell office:value-type="float" office:value="0.933333333333" calcext:value-type="float">
            <text:p>0.9333333333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933333333333" calcext:value-type="float">
            <text:p>0.9333333333</text:p>
          </table:table-cell>
          <table:table-cell table:number-columns-repeated="5" office:value-type="float" office:value="0.866666666667" calcext:value-type="float">
            <text:p>0.8666666667</text:p>
          </table:table-cell>
        </table:table-row>
        <table:table-row table:style-name="ro1">
          <table:table-cell office:value-type="string" calcext:value-type="string">
            <text:p>N04-1033.txt</text:p>
          </table:table-cell>
          <table:table-cell office:value-type="float" office:value="0.571428571429" calcext:value-type="float">
            <text:p>0.5714285714</text:p>
          </table:table-cell>
          <table:table-cell table:number-columns-repeated="2" office:value-type="float" office:value="0.285714285714" calcext:value-type="float">
            <text:p>0.2857142857</text:p>
          </table:table-cell>
          <table:table-cell office:value-type="float" office:value="0.642857142857" calcext:value-type="float">
            <text:p>0.6428571429</text:p>
          </table:table-cell>
          <table:table-cell office:value-type="float" office:value="0.285714285714" calcext:value-type="float">
            <text:p>0.2857142857</text:p>
          </table:table-cell>
          <table:table-cell office:value-type="float" office:value="0.928571428571" calcext:value-type="float">
            <text:p>0.9285714286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357142857143" calcext:value-type="float">
            <text:p>0.3571428571</text:p>
          </table:table-cell>
          <table:table-cell office:value-type="float" office:value="0.571428571429" calcext:value-type="float">
            <text:p>0.5714285714</text:p>
          </table:table-cell>
          <table:table-cell office:value-type="float" office:value="0.642857142857" calcext:value-type="float">
            <text:p>0.6428571429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P99-1065.txt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888888888889" calcext:value-type="float">
            <text:p>0.8888888889</text:p>
          </table:table-cell>
          <table:table-cell office:value-type="float" office:value="0.277777777778" calcext:value-type="float">
            <text:p>0.2777777778</text:p>
          </table:table-cell>
          <table:table-cell office:value-type="float" office:value="0.694444444444" calcext:value-type="float">
            <text:p>0.6944444444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416666666667" calcext:value-type="float">
            <text:p>0.4166666667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222222222222" calcext:value-type="float">
            <text:p>0.2222222222</text:p>
          </table:table-cell>
          <table:table-cell table:number-columns-repeated="2" office:value-type="float" office:value="0.361111111111" calcext:value-type="float">
            <text:p>0.3611111111</text:p>
          </table:table-cell>
          <table:table-cell office:value-type="float" office:value="0.527777777778" calcext:value-type="float">
            <text:p>0.5277777778</text:p>
          </table:table-cell>
        </table:table-row>
        <table:table-row table:style-name="ro1">
          <table:table-cell office:value-type="string" calcext:value-type="string">
            <text:p>W00-0603.txt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C96-1058.txt</text:p>
          </table:table-cell>
          <table:table-cell office:value-type="float" office:value="0.31914893617" calcext:value-type="float">
            <text:p>0.3191489362</text:p>
          </table:table-cell>
          <table:table-cell office:value-type="float" office:value="0.468085106383" calcext:value-type="float">
            <text:p>0.4680851064</text:p>
          </table:table-cell>
          <table:table-cell office:value-type="float" office:value="0.255319148936" calcext:value-type="float">
            <text:p>0.2553191489</text:p>
          </table:table-cell>
          <table:table-cell office:value-type="float" office:value="0.468085106383" calcext:value-type="float">
            <text:p>0.4680851064</text:p>
          </table:table-cell>
          <table:table-cell office:value-type="float" office:value="0.191489361702" calcext:value-type="float">
            <text:p>0.1914893617</text:p>
          </table:table-cell>
          <table:table-cell office:value-type="float" office:value="0.340425531915" calcext:value-type="float">
            <text:p>0.3404255319</text:p>
          </table:table-cell>
          <table:table-cell office:value-type="float" office:value="0.276595744681" calcext:value-type="float">
            <text:p>0.2765957447</text:p>
          </table:table-cell>
          <table:table-cell office:value-type="float" office:value="0.595744680851" calcext:value-type="float">
            <text:p>0.5957446809</text:p>
          </table:table-cell>
          <table:table-cell office:value-type="float" office:value="0.148936170213" calcext:value-type="float">
            <text:p>0.1489361702</text:p>
          </table:table-cell>
          <table:table-cell office:value-type="float" office:value="0.382978723404" calcext:value-type="float">
            <text:p>0.3829787234</text:p>
          </table:table-cell>
          <table:table-cell table:number-columns-repeated="2" office:value-type="float" office:value="0.489361702128" calcext:value-type="float">
            <text:p>0.4893617021</text:p>
          </table:table-cell>
        </table:table-row>
        <table:table-row table:style-name="ro1">
          <table:table-cell office:value-type="string" calcext:value-type="string">
            <text:p>A00-1023.txt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H05-1047.txt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J04-4002.txt</text:p>
          </table:table-cell>
          <table:table-cell office:value-type="float" office:value="0.891891891892" calcext:value-type="float">
            <text:p>0.8918918919</text:p>
          </table:table-cell>
          <table:table-cell office:value-type="float" office:value="0.621621621622" calcext:value-type="float">
            <text:p>0.6216216216</text:p>
          </table:table-cell>
          <table:table-cell office:value-type="float" office:value="0.540540540541" calcext:value-type="float">
            <text:p>0.5405405405</text:p>
          </table:table-cell>
          <table:table-cell table:number-columns-repeated="2" office:value-type="float" office:value="0.648648648649" calcext:value-type="float">
            <text:p>0.6486486486</text:p>
          </table:table-cell>
          <table:table-cell office:value-type="float" office:value="0.756756756757" calcext:value-type="float">
            <text:p>0.7567567568</text:p>
          </table:table-cell>
          <table:table-cell table:number-columns-repeated="2" office:value-type="float" office:value="0.648648648649" calcext:value-type="float">
            <text:p>0.6486486486</text:p>
          </table:table-cell>
          <table:table-cell office:value-type="float" office:value="0.783783783784" calcext:value-type="float">
            <text:p>0.7837837838</text:p>
          </table:table-cell>
          <table:table-cell office:value-type="float" office:value="0.351351351351" calcext:value-type="float">
            <text:p>0.3513513514</text:p>
          </table:table-cell>
          <table:table-cell table:number-columns-repeated="2" office:value-type="float" office:value="0.756756756757" calcext:value-type="float">
            <text:p>0.7567567568</text:p>
          </table:table-cell>
        </table:table-row>
        <table:table-row table:style-name="ro1">
          <table:table-cell office:value-type="string" calcext:value-type="string">
            <text:p>W05-1203.txt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0.642857142857" calcext:value-type="float">
            <text:p>0.6428571429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785714285714" calcext:value-type="float">
            <text:p>0.7857142857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P97-1003.txt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2" office:value-type="float" office:value="0.515151515152" calcext:value-type="float">
            <text:p>0.5151515152</text:p>
          </table:table-cell>
          <table:table-cell table:number-columns-repeated="2" office:value-type="float" office:value="0.333333333333" calcext:value-type="float">
            <text:p>0.3333333333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0.33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15151515152" calcext:value-type="float">
            <text:p>0.5151515152</text:p>
          </table:table-cell>
        </table:table-row>
        <table:table-row table:style-name="ro1">
          <table:table-cell office:value-type="string" calcext:value-type="string">
            <text:p>W03-0301.tx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3-1001.txt</text:p>
          </table:table-cell>
          <table:table-cell office:value-type="float" office:value="0.944444444444" calcext:value-type="float">
            <text:p>0.9444444444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.555555555556" calcext:value-type="float">
            <text:p>0.5555555556</text:p>
          </table:table-cell>
          <table:table-cell office:value-type="float" office:value="0.66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22222222222" calcext:value-type="float">
            <text:p>0.2222222222</text:p>
          </table:table-cell>
          <table:table-cell office:value-type="float" office:value="0" calcext:value-type="float">
            <text:p>0</text:p>
          </table:table-cell>
          <table:table-cell office:value-type="float" office:value="0.388888888889" calcext:value-type="float">
            <text:p>0.3888888889</text:p>
          </table:table-cell>
          <table:table-cell office:value-type="float" office:value="0.166666666667" calcext:value-type="float">
            <text:p>0.1666666667</text:p>
          </table:table-cell>
          <table:table-cell table:number-columns-repeated="2" office:value-type="float" office:value="0.388888888889" calcext:value-type="float">
            <text:p>0.3888888889</text:p>
          </table:table-cell>
        </table:table-row>
        <table:table-row table:style-name="ro1">
          <table:table-cell office:value-type="string" calcext:value-type="string">
            <text:p>H05-1079.txt</text:p>
          </table:table-cell>
          <table:table-cell office:value-type="float" office:value="0.555555555556" calcext:value-type="float">
            <text:p>0.5555555556</text:p>
          </table:table-cell>
          <table:table-cell table:number-columns-repeated="2" office:value-type="float" office:value="0.666666666667" calcext:value-type="float">
            <text:p>0.6666666667</text:p>
          </table:table-cell>
          <table:table-cell table:number-columns-repeated="2" office:value-type="float" office:value="0.555555555556" calcext:value-type="float">
            <text:p>0.5555555556</text:p>
          </table:table-cell>
          <table:table-cell table:number-columns-repeated="3" office:value-type="float" office:value="0.666666666667" calcext:value-type="float">
            <text:p>0.6666666667</text:p>
          </table:table-cell>
          <table:table-cell table:number-columns-repeated="3" office:value-type="float" office:value="0.777777777778" calcext:value-type="float">
            <text:p>0.7777777778</text:p>
          </table:table-cell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P05-1013.txt</text:p>
          </table:table-cell>
          <table:table-cell office:value-type="float" office:value="0.973684210526" calcext:value-type="float">
            <text:p>0.9736842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3157894737" calcext:value-type="float">
            <text:p>0.7631578947</text:p>
          </table:table-cell>
          <table:table-cell office:value-type="float" office:value="0.973684210526" calcext:value-type="float">
            <text:p>0.9736842105</text:p>
          </table:table-cell>
          <table:table-cell office:value-type="float" office:value="0.736842105263" calcext:value-type="float">
            <text:p>0.7368421053</text:p>
          </table:table-cell>
          <table:table-cell office:value-type="float" office:value="0.5" calcext:value-type="float">
            <text:p>0.5</text:p>
          </table:table-cell>
          <table:table-cell office:value-type="float" office:value="0.657894736842" calcext:value-type="float">
            <text:p>0.6578947368</text:p>
          </table:table-cell>
          <table:table-cell office:value-type="float" office:value="0.210526315789" calcext:value-type="float">
            <text:p>0.2105263158</text:p>
          </table:table-cell>
          <table:table-cell office:value-type="float" office:value="0.710526315789" calcext:value-type="float">
            <text:p>0.7105263158</text:p>
          </table:table-cell>
          <table:table-cell office:value-type="float" office:value="0.605263157895" calcext:value-type="float">
            <text:p>0.60526315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W03-0510.tx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230769231" calcext:value-type="float">
            <text:p>0.76923076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769230769231" calcext:value-type="float">
            <text:p>0.76923076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-1017.txt</text:p>
          </table:table-cell>
          <table:table-cell office:value-type="float" office:value="0.684210526316" calcext:value-type="float">
            <text:p>0.6842105263</text:p>
          </table:table-cell>
          <table:table-cell office:value-type="float" office:value="0.59649122807" calcext:value-type="float">
            <text:p>0.5964912281</text:p>
          </table:table-cell>
          <table:table-cell office:value-type="float" office:value="0.289473684211" calcext:value-type="float">
            <text:p>0.2894736842</text:p>
          </table:table-cell>
          <table:table-cell office:value-type="float" office:value="0.412280701754" calcext:value-type="float">
            <text:p>0.4122807018</text:p>
          </table:table-cell>
          <table:table-cell office:value-type="float" office:value="0.5" calcext:value-type="float">
            <text:p>0.5</text:p>
          </table:table-cell>
          <table:table-cell office:value-type="float" office:value="0.59649122807" calcext:value-type="float">
            <text:p>0.5964912281</text:p>
          </table:table-cell>
          <table:table-cell office:value-type="float" office:value="0.114035087719" calcext:value-type="float">
            <text:p>0.1140350877</text:p>
          </table:table-cell>
          <table:table-cell office:value-type="float" office:value="0.368421052632" calcext:value-type="float">
            <text:p>0.3684210526</text:p>
          </table:table-cell>
          <table:table-cell office:value-type="float" office:value="0.0877192982456" calcext:value-type="float">
            <text:p>0.0877192982</text:p>
          </table:table-cell>
          <table:table-cell office:value-type="float" office:value="0.280701754386" calcext:value-type="float">
            <text:p>0.2807017544</text:p>
          </table:table-cell>
          <table:table-cell office:value-type="float" office:value="0.59649122807" calcext:value-type="float">
            <text:p>0.5964912281</text:p>
          </table:table-cell>
          <table:table-cell office:value-type="float" office:value="0.368421052632" calcext:value-type="float">
            <text:p>0.3684210526</text:p>
          </table:table-cell>
        </table:table-row>
        <table:table-row table:style-name="ro1">
          <table:table-cell office:value-type="string" calcext:value-type="string">
            <text:p>A00-2024.txt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866666666667" calcext:value-type="float">
            <text:p>0.86666666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733333333333" calcext:value-type="float">
            <text:p>0.7333333333</text:p>
          </table:table-cell>
          <table:table-cell office:value-type="float" office:value="0.4" calcext:value-type="float">
            <text:p>0.4</text:p>
          </table:table-cell>
          <table:table-cell office:value-type="float" office:value="0.266666666667" calcext:value-type="float">
            <text:p>0.266666666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05-1033.txt</text:p>
          </table:table-cell>
          <table:table-cell office:value-type="float" office:value="0.740740740741" calcext:value-type="float">
            <text:p>0.7407407407</text:p>
          </table:table-cell>
          <table:table-cell table:number-columns-repeated="2" office:value-type="float" office:value="0.37037037037" calcext:value-type="float">
            <text:p>0.3703703704</text:p>
          </table:table-cell>
          <table:table-cell office:value-type="float" office:value="0.796296296296" calcext:value-type="float">
            <text:p>0.7962962963</text:p>
          </table:table-cell>
          <table:table-cell office:value-type="float" office:value="0.87037037037" calcext:value-type="float">
            <text:p>0.8703703704</text:p>
          </table:table-cell>
          <table:table-cell office:value-type="float" office:value="0.37037037037" calcext:value-type="float">
            <text:p>0.3703703704</text:p>
          </table:table-cell>
          <table:table-cell office:value-type="float" office:value="0" calcext:value-type="float">
            <text:p>0</text:p>
          </table:table-cell>
          <table:table-cell office:value-type="float" office:value="0.796296296296" calcext:value-type="float">
            <text:p>0.7962962963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0.796296296296" calcext:value-type="float">
            <text:p>0.7962962963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string" calcext:value-type="string">
            <text:p>P02-1006.txt</text:p>
          </table:table-cell>
          <table:table-cell office:value-type="float" office:value="0.910714285714" calcext:value-type="float">
            <text:p>0.9107142857</text:p>
          </table:table-cell>
          <table:table-cell table:number-columns-repeated="2" office:value-type="float" office:value="0.589285714286" calcext:value-type="float">
            <text:p>0.5892857143</text:p>
          </table:table-cell>
          <table:table-cell office:value-type="float" office:value="0.857142857143" calcext:value-type="float">
            <text:p>0.8571428571</text:p>
          </table:table-cell>
          <table:table-cell office:value-type="float" office:value="0.642857142857" calcext:value-type="float">
            <text:p>0.6428571429</text:p>
          </table:table-cell>
          <table:table-cell office:value-type="float" office:value="0.696428571429" calcext:value-type="float">
            <text:p>0.6964285714</text:p>
          </table:table-cell>
          <table:table-cell office:value-type="float" office:value="0.857142857143" calcext:value-type="float">
            <text:p>0.8571428571</text:p>
          </table:table-cell>
          <table:table-cell office:value-type="float" office:value="0.428571428571" calcext:value-type="float">
            <text:p>0.4285714286</text:p>
          </table:table-cell>
          <table:table-cell office:value-type="float" office:value="0.696428571429" calcext:value-type="float">
            <text:p>0.6964285714</text:p>
          </table:table-cell>
          <table:table-cell table:number-columns-repeated="2" office:value-type="float" office:value="0.0535714285714" calcext:value-type="float">
            <text:p>0.0535714286</text:p>
          </table:table-cell>
          <table:table-cell office:value-type="float" office:value="0.589285714286" calcext:value-type="float">
            <text:p>0.5892857143</text:p>
          </table:table-cell>
        </table:table-row>
        <table:table-row table:style-name="ro1">
          <table:table-cell office:value-type="string" calcext:value-type="string">
            <text:p>P05-1012.txt</text:p>
          </table:table-cell>
          <table:table-cell table:number-columns-repeated="3" office:value-type="float" office:value="0.386363636364" calcext:value-type="float">
            <text:p>0.3863636364</text:p>
          </table:table-cell>
          <table:table-cell office:value-type="float" office:value="0.522727272727" calcext:value-type="float">
            <text:p>0.5227272727</text:p>
          </table:table-cell>
          <table:table-cell office:value-type="float" office:value="0.454545454545" calcext:value-type="float">
            <text:p>0.4545454545</text:p>
          </table:table-cell>
          <table:table-cell office:value-type="float" office:value="0.295454545455" calcext:value-type="float">
            <text:p>0.2954545455</text:p>
          </table:table-cell>
          <table:table-cell office:value-type="float" office:value="0.590909090909" calcext:value-type="float">
            <text:p>0.5909090909</text:p>
          </table:table-cell>
          <table:table-cell office:value-type="float" office:value="0.681818181818" calcext:value-type="float">
            <text:p>0.6818181818</text:p>
          </table:table-cell>
          <table:table-cell office:value-type="float" office:value="0.340909090909" calcext:value-type="float">
            <text:p>0.3409090909</text:p>
          </table:table-cell>
          <table:table-cell office:value-type="float" office:value="0.727272727273" calcext:value-type="float">
            <text:p>0.7272727273</text:p>
          </table:table-cell>
          <table:table-cell office:value-type="float" office:value="0.613636363636" calcext:value-type="float">
            <text:p>0.6136363636</text:p>
          </table:table-cell>
          <table:table-cell office:value-type="float" office:value="0.681818181818" calcext:value-type="float">
            <text:p>0.6818181818</text:p>
          </table:table-cell>
        </table:table-row>
        <table:table-row table:style-name="ro1">
          <table:table-cell office:value-type="string" calcext:value-type="string">
            <text:p>P05-1014.txt</text:p>
          </table:table-cell>
          <table:table-cell table:number-columns-repeated="2" office:value-type="float" office:value="0.666666666667" calcext:value-type="float">
            <text:p>0.6666666667</text:p>
          </table:table-cell>
          <table:table-cell table:number-columns-repeated="4" office:value-type="float" office:value="0.777777777778" calcext:value-type="float">
            <text:p>0.7777777778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2" office:value-type="float" office:value="0.777777777778" calcext:value-type="float">
            <text:p>0.777777777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0-0403.txt</text:p>
          </table:table-cell>
          <table:table-cell office:value-type="float" office:value="0.807692307692" calcext:value-type="float">
            <text:p>0.8076923077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.692307692308" calcext:value-type="float">
            <text:p>0.6923076923</text:p>
          </table:table-cell>
          <table:table-cell office:value-type="float" office:value="0.538461538462" calcext:value-type="float">
            <text:p>0.5384615385</text:p>
          </table:table-cell>
          <table:table-cell office:value-type="float" office:value="0.807692307692" calcext:value-type="float">
            <text:p>0.8076923077</text:p>
          </table:table-cell>
          <table:table-cell office:value-type="float" office:value="0.423076923077" calcext:value-type="float">
            <text:p>0.4230769231</text:p>
          </table:table-cell>
          <table:table-cell office:value-type="float" office:value="0.692307692308" calcext:value-type="float">
            <text:p>0.6923076923</text:p>
          </table:table-cell>
          <table:table-cell table:number-columns-repeated="2" office:value-type="float" office:value="0.423076923077" calcext:value-type="float">
            <text:p>0.4230769231</text:p>
          </table:table-cell>
          <table:table-cell office:value-type="float" office:value="0.653846153846" calcext:value-type="float">
            <text:p>0.6538461538</text:p>
          </table:table-cell>
          <table:table-cell office:value-type="float" office:value="0.269230769231" calcext:value-type="float">
            <text:p>0.2692307692</text:p>
          </table:table-cell>
          <table:table-cell office:value-type="float" office:value="0.653846153846" calcext:value-type="float">
            <text:p>0.6538461538</text:p>
          </table:table-cell>
        </table:table-row>
        <calcext:conditional-formats>
          <calcext:conditional-format calcext:target-range-address="Sheet2.B1:Sheet2.L1">
            <calcext:condition calcext:apply-style-name="Default" calcext:value="above-equal-average" calcext:base-cell-address="Sheet2.B1"/>
          </calcext:conditional-format>
        </calcext:conditional-formats>
      </table:table>
      <table:named-expressions/>
      <table:database-ranges>
        <table:database-range table:name="__Anonymous_Sheet_DB__0" table:target-range-address="Sheet1.I17:Sheet1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01:58:47.417460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3:40:37.978306082</meta:creation-date>
    <dc:date>2015-11-07T02:41:51.202952262</dc:date>
    <meta:editing-duration>PT1H17M49S</meta:editing-duration>
    <meta:editing-cycles>9</meta:editing-cycles>
    <meta:generator>LibreOffice/4.2.8.2$Linux_x86 LibreOffice_project/420m0$Build-2</meta:generator>
    <meta:document-statistic meta:table-count="2" meta:cell-count="428" meta:object-count="0"/>
  </office:meta>
</office:document-meta>
</file>